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535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91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iginal Order</text:p>
          </table:table-cell>
          <table:table-cell office:value-type="string">
            <text:p>Crop</text:p>
          </table:table-cell>
          <table:table-cell office:value-type="string">
            <text:p>Species</text:p>
          </table:table-cell>
          <table:table-cell office:value-type="string">
            <text:p>Common Nam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conut</text:p>
          </table:table-cell>
          <table:table-cell office:value-type="string">
            <text:p>Aspidiotus destructor</text:p>
          </table:table-cell>
          <table:table-cell office:value-type="string">
            <text:p>coconut scale</text:p>
          </table:table-cell>
          <table:table-cell table:style-name="ce1" office:value-type="string">
            <text:p><text:a xlink:href="http://scholarspace.manoa.hawaii.edu/handle/10125/10974?show=full">http://scholarspace.manoa.hawaii.edu/handle/10125/10974?show=full</text:a> 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oconut</text:p>
          </table:table-cell>
          <table:table-cell office:value-type="string">
            <text:p>Pseudococcus cocotis</text:p>
          </table:table-cell>
          <table:table-cell office:value-type="string">
            <text:p>mealybug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oconut</text:p>
          </table:table-cell>
          <table:table-cell office:value-type="string">
            <text:p>Acanthograeffea denticulata</text:p>
          </table:table-cell>
          <table:table-cell office:value-type="string">
            <text:p>stick insect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oconut</text:p>
          </table:table-cell>
          <table:table-cell office:value-type="string">
            <text:p>Agonoxena pyrogramma</text:p>
          </table:table-cell>
          <table:table-cell office:value-type="string">
            <text:p>leaf moth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conut</text:p>
          </table:table-cell>
          <table:table-cell office:value-type="string">
            <text:p>Diocalandra frumenti</text:p>
          </table:table-cell>
          <table:table-cell office:value-type="string">
            <text:p>coconut weevil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oconut</text:p>
          </table:table-cell>
          <table:table-cell office:value-type="string">
            <text:p>Scholastes aitapensis</text:p>
          </table:table-cell>
          <table:table-cell office:value-type="string">
            <text:p>ortalid fly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orn</text:p>
          </table:table-cell>
          <table:table-cell office:value-type="string">
            <text:p>Pyrausta nubilalis</text:p>
          </table:table-cell>
          <table:table-cell office:value-type="string">
            <text:p>European corn borer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orn</text:p>
          </table:table-cell>
          <table:table-cell office:value-type="string">
            <text:p>Prodenia litura</text:p>
          </table:table-cell>
          <table:table-cell office:value-type="string">
            <text:p>Egyptian cotton moth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orn</text:p>
          </table:table-cell>
          <table:table-cell office:value-type="string">
            <text:p>Marasmia trapezalis</text:p>
          </table:table-cell>
          <table:table-cell office:value-type="string">
            <text:p>leafroller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rn</text:p>
          </table:table-cell>
          <table:table-cell office:value-type="string">
            <text:p>Agromyzid</text:p>
          </table:table-cell>
          <table:table-cell office:value-type="string">
            <text:p>leafminer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orn</text:p>
          </table:table-cell>
          <table:table-cell office:value-type="string">
            <text:p>Cicadulina bipunctella</text:p>
          </table:table-cell>
          <table:table-cell office:value-type="string">
            <text:p>cicadellid leafhoppe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rn</text:p>
          </table:table-cell>
          <table:table-cell office:value-type="string">
            <text:p>Grasshoppers, 2 or 3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orn</text:p>
          </table:table-cell>
          <table:table-cell office:value-type="string">
            <text:p>Holotrichia mindanaoana</text:p>
          </table:table-cell>
          <table:table-cell office:value-type="string">
            <text:p>root grub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orn</text:p>
          </table:table-cell>
          <table:table-cell office:value-type="string">
            <text:p>Anomala sulcatula</text:p>
          </table:table-cell>
          <table:table-cell office:value-type="string">
            <text:p>root grub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orn</text:p>
          </table:table-cell>
          <table:table-cell office:value-type="string">
            <text:p>Creontiades sp.</text:p>
          </table:table-cell>
          <table:table-cell office:value-type="string">
            <text:p>plant bug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rice</text:p>
          </table:table-cell>
          <table:table-cell office:value-type="string">
            <text:p>Leptocorisa acuta</text:p>
          </table:table-cell>
          <table:table-cell office:value-type="string">
            <text:p>rice bug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rice</text:p>
          </table:table-cell>
          <table:table-cell office:value-type="string">
            <text:p>Creontiades sp.</text:p>
          </table:table-cell>
          <table:table-cell office:value-type="string">
            <text:p>plant bug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rice</text:p>
          </table:table-cell>
          <table:table-cell office:value-type="string">
            <text:p>Nephotettis apicalis</text:p>
          </table:table-cell>
          <table:table-cell office:value-type="string">
            <text:p>cicadellid leafhopper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rice</text:p>
          </table:table-cell>
          <table:table-cell office:value-type="string">
            <text:p>Nilaparvata lugens</text:p>
          </table:table-cell>
          <table:table-cell office:value-type="string">
            <text:p>delphacid leafhopper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ice</text:p>
          </table:table-cell>
          <table:table-cell office:value-type="string">
            <text:p>Grasshoppers, 3 or 4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rice</text:p>
          </table:table-cell>
          <table:table-cell office:value-type="string">
            <text:p>Susumia exigua</text:p>
          </table:table-cell>
          <table:table-cell office:value-type="string">
            <text:p>leafroller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rice</text:p>
          </table:table-cell>
          <table:table-cell office:value-type="string">
            <text:p>Tineid moth</text:p>
          </table:table-cell>
          <table:table-cell office:value-type="string">
            <text:p>larvae in heads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rice</text:p>
          </table:table-cell>
          <table:table-cell office:value-type="string">
            <text:p>Tatabotys bianulalis</text:p>
          </table:table-cell>
          <table:table-cell office:value-type="string">
            <text:p>pyraustid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rice</text:p>
          </table:table-cell>
          <table:table-cell office:value-type="string">
            <text:p>Spodoptera mauritia</text:p>
          </table:table-cell>
          <table:table-cell office:value-type="string">
            <text:p>armyworm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ice</text:p>
          </table:table-cell>
          <table:table-cell office:value-type="string">
            <text:p>Melanitis leda</text:p>
          </table:table-cell>
          <table:table-cell office:value-type="string">
            <text:p>butterfly</text:p>
          </table:table-cell>
          <table:table-cell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ugar cane</text:p>
          </table:table-cell>
          <table:table-cell office:value-type="string">
            <text:p>Perkinsiella thompsoni</text:p>
          </table:table-cell>
          <table:table-cell office:value-type="string">
            <text:p>leafhopper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11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brey Moore</meta:initial-creator>
    <meta:creation-date>2012-03-15T10:16:49.04</meta:creation-date>
    <dc:date>2012-03-15T11:09:39.78</dc:date>
    <dc:creator>Aubrey Moore</dc:creator>
    <meta:editing-duration>PT00H37M39S</meta:editing-duration>
    <meta:editing-cycles>2</meta:editing-cycles>
    <meta:generator>OpenOffice.org/3.2$Win32 OpenOffice.org_project/320m12$Build-9483</meta:generator>
    <meta:document-statistic meta:table-count="3" meta:cell-count="107" meta:object-count="0"/>
  </office:meta>
</office:document-meta>
</file>